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agraph-properties fo:text-align="start"/>
    </style:style>
    <style:style style:name="P2" style:family="paragraph">
      <style:paragraph-properties fo:text-align="justify"/>
    </style:style>
    <style:style style:name="P3" style:family="paragraph">
      <loext:graphic-properties draw:fill="none" draw:fill-color="#ffffff"/>
      <style:paragraph-properties style:writing-mode="lr-tb"/>
      <style:text-properties style:font-name="Ubuntu" fo:font-size="15pt" style:font-size-asian="15pt" style:font-size-complex="15pt"/>
    </style:style>
    <style:style style:name="P4" style:family="paragraph">
      <loext:graphic-properties draw:fill="solid" draw:fill-color="#2a6099"/>
    </style:style>
    <style:style style:name="P5" style:family="paragraph">
      <style:paragraph-properties style:writing-mode="lr-tb"/>
    </style:style>
    <style:style style:name="P6" style:family="paragraph">
      <loext:graphic-properties draw:fill="none" draw:fill-color="#ffffff"/>
    </style:style>
    <style:style style:name="P7" style:family="paragraph">
      <loext:graphic-properties draw:fill="solid" draw:fill-color="#2a6099"/>
      <style:paragraph-properties style:writing-mode="lr-tb"/>
      <style:text-properties fo:color="#ffffff" loext:opacity="100%" style:font-name="Ubuntu" fo:font-size="15pt" style:font-size-asian="15pt" style:font-size-complex="15pt"/>
    </style:style>
    <style:style style:name="P8" style:family="paragraph">
      <loext:graphic-properties draw:fill="solid" draw:fill-color="#2a6099"/>
      <style:paragraph-properties style:writing-mode="lr-tb"/>
      <style:text-properties fo:color="#ffffff" loext:opacity="100%" style:font-name="Ubuntu" fo:font-size="20pt" fo:font-weight="bold" style:font-size-asian="20pt" style:font-weight-asian="bold" style:font-size-complex="20pt" style:font-weight-complex="bold"/>
    </style:style>
    <style:style style:name="T1" style:family="text">
      <style:text-properties fo:color="#2a6099" loext:opacity="100%" style:font-name="Ubuntu" fo:font-size="15pt" fo:font-weight="bold" style:font-size-asian="15pt" style:font-weight-asian="bold" style:font-size-complex="15pt" style:font-weight-complex="bold"/>
    </style:style>
    <style:style style:name="T2" style:family="text">
      <style:text-properties fo:color="#333333" loext:opacity="100%" style:font-name="Ubuntu" fo:font-size="13pt" fo:font-weight="normal" style:font-size-asian="13pt" style:font-weight-asian="normal" style:font-size-complex="13pt" style:font-weight-complex="normal"/>
    </style:style>
    <style:style style:name="T3" style:family="text">
      <style:text-properties fo:color="#333333" loext:opacity="100%" style:font-name="Ubuntu" fo:font-size="13pt" style:font-size-asian="13pt" style:font-size-complex="13pt"/>
    </style:style>
    <style:style style:name="T4" style:family="text">
      <style:text-properties fo:color="#2a6099" loext:opacity="100%" style:font-name="Ubuntu" fo:font-size="20pt" fo:font-weight="bold" style:font-size-asian="20pt" style:font-weight-asian="bold" style:font-size-complex="20pt" style:font-weight-complex="bold"/>
    </style:style>
    <style:style style:name="T5" style:family="text">
      <style:text-properties fo:color="#ffffff" loext:opacity="100%" style:font-name="Ubuntu" fo:font-size="20pt" fo:font-weight="bold" style:font-size-asian="20pt" style:font-weight-asian="bold" style:font-size-complex="20pt" style:font-weight-complex="bold"/>
    </style:style>
    <style:style style:name="T6" style:family="text">
      <style:text-properties fo:color="#ffffff" loext:opacity="100%" style:font-name="Ubuntu" fo:font-size="15pt" style:font-size-asian="15pt" style:font-size-complex="15pt"/>
    </style:style>
    <style:style style:name="T7" style:family="text">
      <style:text-properties fo:color="#ffffff" loext:opacity="100%" style:font-name="Ubuntu" fo:font-size="15pt" fo:font-weight="bold" style:font-size-asian="15pt" style:font-weight-asian="bold" style:font-size-complex="15pt" style:font-weight-complex="bold"/>
    </style:style>
    <style:style style:name="gr1" style:family="graphic">
      <style:graphic-properties draw:stroke="none" svg:stroke-color="#00a933" draw:fill="none" draw:fill-color="#ffffff" fo:min-height="2.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2a6099"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a933" draw:fill="none" draw:fill-color="#ffffff" fo:min-height="1.8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a933" draw:fill="none" draw:fill-color="#ffffff" fo:min-height="2.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a933" draw:fill="none" draw:fill-color="#ffffff" fo:min-height="1.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3465a4" draw:fill="solid" draw:fill-color="#2a6099" fo:min-height="11.25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2a6099" fo:min-height="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Text Frame 1" draw:style-name="gr8" draw:text-style-name="P8" svg:width="2.8949in" svg:height="11.6925in" svg:x="-0.8516in" svg:y="-0.7874in"><draw:text-box><text:p/></draw:text-box></draw:frame><draw:frame text:anchor-type="paragraph" draw:z-index="1" draw:name="Text Frame 2" draw:style-name="gr7" draw:text-style-name="P7" svg:width="2.5732in" svg:height="11.2504in" svg:x="-0.6327in" svg:y="-0.5783in"><draw:text-box><text:p><text:span text:style-name="T5"/></text:p><text:p><text:span text:style-name="T5"/></text:p><text:p><text:span text:style-name="T5">INFORMACIÓN DE CONTACTO</text:span></text:p><text:p><text:span text:style-name="T6"/></text:p><text:p><text:span text:style-name="T7">Email</text:span></text:p><text:p><text:span text:style-name="T6">mjavierrt14@gmail.com</text:span></text:p><text:p><text:span text:style-name="T6"/></text:p><text:p><text:span text:style-name="T7">Dirección: </text:span><text:span text:style-name="T6"><text:line-break/></text:span><text:span text:style-name="T6">Ibarra, Ecuador</text:span></text:p><text:p><text:span text:style-name="T6"/></text:p><text:p><text:span text:style-name="T7">Teléfono:</text:span><text:span text:style-name="T6"><text:line-break/></text:span><text:span text:style-name="T6">+593 99 262 3321</text:span></text:p><text:p><text:span text:style-name="T6"/></text:p><text:p><text:span text:style-name="T6"/></text:p><text:p><text:span text:style-name="T5"/></text:p><text:p><text:span text:style-name="T5"/></text:p><text:p><text:span text:style-name="T5">HABILIDADES</text:span></text:p><text:p><text:span text:style-name="T6"/></text:p><text:p><text:span text:style-name="T6">Full stack developer</text:span></text:p><text:p><text:span text:style-name="T6"/></text:p><text:p><text:span text:style-name="T6">SCRUM</text:span></text:p><text:p><text:span text:style-name="T6"/></text:p><text:p><text:span text:style-name="T6">BDD</text:span></text:p><text:p><text:span text:style-name="T6"/></text:p><text:p><text:span text:style-name="T6">Empatía</text:span></text:p><text:p><text:span text:style-name="T6"/></text:p><text:p><text:span text:style-name="T6">Pensamiento lógico</text:span></text:p><text:p><text:span text:style-name="T6"/></text:p><text:p><text:span text:style-name="T6">Código limpio</text:span></text:p><text:p><text:span text:style-name="T6"/></text:p><text:p><text:span text:style-name="T6">Capacidad de análisis</text:span></text:p><text:p><text:span text:style-name="T6"/></text:p><text:p><text:span text:style-name="T6">Iniciativas para compartir con el equipo</text:span></text:p><text:p><text:span text:style-name="T6"/></text:p><text:p><text:span text:style-name="T6">Pasión por enseñar</text:span></text:p><text:p><text:span text:style-name="T6"/></text:p><text:p><text:span text:style-name="T6">Inglés intermedio - avanzado</text:span></text:p></draw:text-box></draw:frame><draw:frame text:anchor-type="paragraph" draw:z-index="2" draw:name="Text Frame 3" draw:style-name="gr6" draw:text-style-name="P6" svg:width="5.1252in" svg:height="10.7504in" svg:x="2.211in" svg:y="-0.1618in"><draw:text-box><text:p/></draw:text-box></draw:frame><draw:frame text:anchor-type="paragraph" draw:z-index="4" draw:name="Text Frame 5" draw:style-name="gr4" draw:text-style-name="P3" svg:width="5.126in" svg:height="2.365in" svg:x="2.2102in" svg:y="0.661in"><draw:text-box><text:p><text:span text:style-name="T1">Perfil</text:span></text:p><text:p text:style-name="P1"><text:span text:style-name="T2">Ecuatoriano desarrollador de software con 4 años de experiencia, profundizando mis destrezas especializándome el diseño web, backend. Las habilidades adquiridas en la ciencia de la computación son crear aplicaciones de para dispositivos móviles, sitios web, plataformas web, landing pages, bases de datos. Me gustan los desafíos y superarme a mí mismo involucrándome en proyectos sin miedo a aprender nuevas tecnologías y nunca perder la oportunidad de ganar nuevos conocimientos, así que puedo realizar tareas de mediana y alta complejidad.</text:span></text:p></draw:text-box></draw:frame><draw:frame text:anchor-type="paragraph" draw:z-index="5" draw:name="Text Frame 6" draw:style-name="gr1" draw:text-style-name="P3" svg:width="5.126in" svg:height="2.3098in" svg:x="2.2102in" svg:y="5.461in"><draw:text-box><text:p><text:span text:style-name="T1">BITPROY (2021 <text:s/>- 2023)</text:span></text:p><text:p text:style-name="P1"><text:span text:style-name="T2">Desarrollé aplicaciones móviles y plataformas web multilingües, solucionando problemas de rendimiento, optimizando recursos y facilitando la generación automática de documentación. Implementé una capa de caché para acelerar las respuestas y me encargué de la configuración, despliegue, aislamiento de recursos, escalabilidad y balanceo de carga.</text:span></text:p><text:p text:style-name="P2"><text:span text:style-name="T2"/></text:p><text:p text:style-name="P2"><text:span text:style-name="T2">ReactJS, React Native – Expo, Apollo Client, Python – Flask, MySQL, PostgreSQL, GraphQL, Redis, <text:s/>Docker, Git</text:span></text:p></draw:text-box></draw:frame><draw:frame text:anchor-type="paragraph" draw:z-index="6" draw:name="Text Frame 8" draw:style-name="gr3" draw:text-style-name="P3" svg:width="5.126in" svg:height="1.8961in" svg:x="2.211in" svg:y="3.2965in"><draw:text-box><text:p text:style-name="P5"><text:span text:style-name="T1">Tercerizador (2019 - 2021)</text:span></text:p><text:p text:style-name="P5"><text:span text:style-name="T3">Comunicación efectiva con el cliente y seguimiento del desarrollo de software. Atención a los detalles de los requerimientos. Integré APIs y un excelente manejo del DOM, prototipado del producto para el cliente y desarrollo web y backend. Trabajé con la arquitectura API Rest.</text:span></text:p><text:p text:style-name="P5"><text:span text:style-name="T3"/></text:p><text:p text:style-name="P5"><text:span text:style-name="T3">NodeJS, Python - Flask, HTML, CSS, Javascript, React, Frameworks y librerías frontend, GIT, JWT</text:span></text:p></draw:text-box></draw:frame><draw:frame text:anchor-type="paragraph" draw:z-index="7" draw:name="Text Frame 10" draw:style-name="gr2" draw:text-style-name="P4" svg:width="8.2677in" svg:height="0.3543in" svg:x="-0.9661in" svg:y="-0.7874in"><draw:text-box><text:p/></draw:text-box></draw:frame><draw:frame text:anchor-type="paragraph" draw:z-index="3" draw:name="Text Frame 4" draw:style-name="gr5" draw:text-style-name="P3" svg:width="5.1252in" svg:height="1.3232in" svg:x="2.211in" svg:y="-0.1618in"><draw:text-box><text:p><text:span text:style-name="T4">MARLON JAVIER RUIZ TARUCHAIN</text:span></text:p><text:p><text:span text:style-name="T3">Backend &amp; Web Developer</text:span></text:p><text:p><text:span text:style-name="T3"/></text:p></draw:text-box></draw:frame><draw:frame text:anchor-type="paragraph" draw:z-index="8" draw:name="Text Frame 7" draw:style-name="gr1" draw:text-style-name="P3" svg:width="5.126in" svg:height="2.3098in" svg:x="2.211in" svg:y="8.0965in"><draw:text-box><text:p><text:span text:style-name="T1">RI SOFTWARE (Abril 2023 <text:s/>- Junio 2023)</text:span></text:p><text:p text:style-name="P1"><text:span text:style-name="T2">Formé parte del equipo de RI software en New York, para crear un software para la gestión de todos </text:span><text:span text:style-name="T2">los empleados de una empresa y de todas las que conformaba su red. Logrando asi una comunicación </text:span><text:span text:style-name="T2">efectiva entre múltiples empresas y la gestión de los precesos y productos internos. Su lanzamiento </text:span><text:span text:style-name="T2">fue en Ucrania. También se aplicó varios conceptos para el análisis de los datos.</text:span></text:p><text:p text:style-name="P2"><text:span text:style-name="T2"/></text:p><text:p text:style-name="P2"><text:span text:style-name="T2">Python – Flask, numpy, <text:s/>PostgreSQL, Docker, Git, Click Up</text:span></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6:55:27.521206760</meta:creation-date>
    <dc:date>2023-08-22T20:16:00.383624158</dc:date>
    <meta:editing-duration>PT1H20M53S</meta:editing-duration>
    <meta:editing-cycles>15</meta:editing-cycles>
    <meta:generator>LibreOffice/7.3.7.2$Linux_X86_64 LibreOffice_project/30$Build-2</meta:generator>
    <meta:document-statistic meta:table-count="0" meta:image-count="0" meta:object-count="0" meta:page-count="1" meta:paragraph-count="0" meta:word-count="0" meta:character-count="0" meta:non-whitespace-character-count="0"/>
  </office:meta>
</office:document-meta>
</file>